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68cm" fo:min-width="1.876cm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5.3cm" svg:y="2.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7cm" svg:x="12.55cm" svg:y="2.44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7cm" svg:x="19.75cm" svg:y="2.449cm">
          <text:p text:style-name="P2">OP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1cm" svg:y1="4.4cm" svg:x2="19.8cm" svg:y2="4.4cm">
          <text:p/>
        </draw:line>
        <draw:line draw:style-name="gr3" draw:text-style-name="P1" draw:layer="layout" svg:x1="8.8cm" svg:y1="4.4cm" svg:x2="12.5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5T17:10:07.447710842</dc:date>
    <meta:editing-duration>PT4M23S</meta:editing-duration>
    <meta:editing-cycles>4</meta:editing-cycles>
    <meta:generator>LibreOffice/6.4.5.2$Linux_X86_64 LibreOffice_project/40$Build-2</meta:generator>
    <meta:document-statistic meta:object-count="5"/>
  </office:meta>
</office:document-meta>
</file>